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MRoman10-Regular" svg:font-family="LMRoman10-Regular"/>
    <style:font-face style:name="Mangal1" svg:font-family="Mangal"/>
    <style:font-face style:name="Open Sans Light" svg:font-family="'Open Sans Light'" style:font-family-generic="swiss"/>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2" svg:font-family="'Open Sans Light'" style:font-adornments="Gras" style:font-family-generic="swiss" style:font-pitch="variable"/>
    <style:font-face style:name="Open Sans Light1"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 svg:font-family="'Segoe UI Light'" style:font-family-generic="swiss" style:font-pitch="variable"/>
    <style:font-face style:name="Segoe UI Light1" svg:font-family="'Segoe UI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ext-properties fo:language="fr" fo:country="FR"/>
    </style:style>
    <style:style style:name="P2" style:family="paragraph" style:parent-style-name="Document_20_Title">
      <style:text-properties fo:color="#4c4c4c" fo:font-size="28pt" fo:language="en" fo:country="US" style:font-size-asian="28pt" style:font-size-complex="28pt"/>
    </style:style>
    <style:style style:name="P3" style:family="paragraph" style:parent-style-name="Document_20_Title">
      <style:text-properties fo:color="#4c4c4c" style:font-name="Open Sans Extrabold" fo:font-size="28pt" fo:language="en" fo:country="US" fo:font-weight="800" officeooo:rsid="0108eb8a" officeooo:paragraph-rsid="0108eb8a" style:font-size-asian="28pt" style:font-weight-asian="bold" style:font-size-complex="28pt" style:font-weight-complex="bold"/>
    </style:style>
    <style:style style:name="P4" style:family="paragraph" style:parent-style-name="Author_20_address">
      <style:text-properties fo:language="en" fo:country="US" officeooo:paragraph-rsid="000b648c"/>
    </style:style>
    <style:style style:name="P5" style:family="paragraph" style:parent-style-name="Document_20_sub-title">
      <style:text-properties fo:color="#4c4c4c" style:font-name="Open Sans Light2" fo:font-size="14pt" fo:language="en" fo:country="US" fo:font-style="italic" fo:font-weight="250" officeooo:rsid="0108eb8a" officeooo:paragraph-rsid="0108eb8a" style:font-size-asian="12pt" style:font-style-asian="normal" style:font-weight-asian="bold" style:font-size-complex="12pt" style:font-style-complex="normal" style:font-weight-complex="bold"/>
    </style:style>
    <style:style style:name="P6" style:family="paragraph" style:parent-style-name="Standard">
      <style:text-properties fo:language="en" fo:country="US"/>
    </style:style>
    <style:style style:name="P7" style:family="paragraph" style:parent-style-name="Text_20_body">
      <style:text-properties fo:language="en" fo:country="US" officeooo:rsid="0108eb8a" officeooo:paragraph-rsid="0108eb8a"/>
    </style:style>
    <style:style style:name="P8" style:family="paragraph" style:parent-style-name="Text_20_body">
      <style:text-properties fo:language="en" fo:country="US" officeooo:rsid="010a1f99" officeooo:paragraph-rsid="010a1f99"/>
    </style:style>
    <style:style style:name="P9" style:family="paragraph" style:parent-style-name="Text_20_body">
      <style:text-properties fo:language="en" fo:country="US" officeooo:rsid="010aae93" officeooo:paragraph-rsid="010aae93"/>
    </style:style>
    <style:style style:name="P10" style:family="paragraph" style:parent-style-name="Text_20_body">
      <style:text-properties fo:language="en" fo:country="US" officeooo:rsid="010ca7d2" officeooo:paragraph-rsid="010ca7d2"/>
    </style:style>
    <style:style style:name="P11" style:family="paragraph" style:parent-style-name="Text_20_body">
      <style:text-properties fo:language="en" fo:country="US" officeooo:rsid="01111017" officeooo:paragraph-rsid="01111017"/>
    </style:style>
    <style:style style:name="P12" style:family="paragraph" style:parent-style-name="Text_20_body">
      <style:text-properties officeooo:rsid="0112c251" officeooo:paragraph-rsid="0112c251"/>
    </style:style>
    <style:style style:name="P13" style:family="paragraph" style:parent-style-name="Heading_20_1">
      <style:text-properties fo:language="en" fo:country="US"/>
    </style:style>
    <style:style style:name="P14" style:family="paragraph" style:parent-style-name="Heading_20_1">
      <style:paragraph-properties fo:break-before="page"/>
      <style:text-properties fo:font-size="18pt" fo:language="en" fo:country="US" style:font-size-asian="18pt" style:font-size-complex="18pt"/>
    </style:style>
    <style:style style:name="P15" style:family="paragraph" style:parent-style-name="Standard" style:master-page-name="First_20_Page">
      <style:paragraph-properties style:page-number="auto"/>
      <style:text-properties style:font-name="Liberation Serif" fo:language="en" fo:country="US" officeooo:rsid="01064cc4" officeooo:paragraph-rsid="0108eb8a" style:font-size-asian="10.5pt"/>
    </style:style>
    <style:style style:name="P16" style:family="paragraph" style:parent-style-name="Text_20_body" style:list-style-name="L1">
      <style:text-properties fo:language="en" fo:country="US" officeooo:rsid="0108eb8a" officeooo:paragraph-rsid="0108eb8a"/>
    </style:style>
    <style:style style:name="P17" style:family="paragraph" style:parent-style-name="Text_20_body" style:list-style-name="L1">
      <style:text-properties fo:language="en" fo:country="US"/>
    </style:style>
    <style:style style:name="P18" style:family="paragraph" style:parent-style-name="Text_20_body" style:list-style-name="L2">
      <style:text-properties fo:language="en" fo:country="US" officeooo:rsid="01111017" officeooo:paragraph-rsid="01111017"/>
    </style:style>
    <style:style style:name="P19" style:family="paragraph" style:parent-style-name="Text_20_body">
      <style:text-properties fo:language="en" fo:country="US" officeooo:rsid="0112c251" officeooo:paragraph-rsid="0112c251"/>
    </style:style>
    <style:style style:name="P20" style:family="paragraph" style:parent-style-name="Text_20_body">
      <style:paragraph-properties fo:text-align="start" style:justify-single-word="false"/>
    </style:style>
    <style:style style:name="T1" style:family="text">
      <style:text-properties style:font-name="Open Sans Light1" fo:font-size="10pt" fo:language="fr" fo:country="FR" fo:font-weight="250" officeooo:rsid="0108eb8a" style:font-size-asian="10.5pt"/>
    </style:style>
    <style:style style:name="T2" style:family="text">
      <style:text-properties style:font-name="Open Sans Light1" fo:font-size="10pt" fo:font-weight="250" officeooo:rsid="000b648c" style:font-size-asian="10.5pt" style:font-weight-asian="bold" style:font-weight-complex="bold"/>
    </style:style>
    <style:style style:name="T3" style:family="text">
      <style:text-properties style:font-name="Open Sans Light1" fo:font-size="10pt" fo:font-weight="250" officeooo:rsid="0108eb8a" style:font-size-asian="10.5pt" style:font-weight-asian="bold" style:font-weight-complex="bold"/>
    </style:style>
    <style:style style:name="T4" style:family="text">
      <style:text-properties fo:language="fr" fo:country="FR"/>
    </style:style>
    <style:style style:name="T5" style:family="text">
      <style:text-properties officeooo:rsid="0108eb8a"/>
    </style:style>
    <style:style style:name="T6" style:family="text">
      <style:text-properties officeooo:rsid="000b648c"/>
    </style:style>
    <style:style style:name="T7" style:family="text">
      <style:text-properties officeooo:rsid="010ca7d2"/>
    </style:style>
    <style:style style:name="T8" style:family="text">
      <style:text-properties fo:language="en" fo:country="US"/>
    </style:style>
    <style:style style:name="T9" style:family="text">
      <style:text-properties officeooo:rsid="010f9f2b"/>
    </style:style>
    <style:style style:name="T10" style:family="text">
      <style:text-properties style:font-name="Times New Roman" fo:font-size="12pt" fo:language="en" fo:country="US" style:font-size-asian="12pt" style:font-size-complex="12pt"/>
    </style:style>
    <style:style style:name="T11" style:family="text">
      <style:text-properties style:text-position="super 58%" style:font-name="Times New Roman" fo:font-size="12pt" fo:language="en" fo:country="US" style:font-size-asian="12pt" style:font-size-complex="12pt"/>
    </style:style>
    <style:style style:name="T12" style:family="text">
      <style:text-properties style:text-position="super 58%" fo:font-size="12pt" fo:language="en" fo:country="US" style:font-size-asian="12pt" style:font-size-complex="12pt"/>
    </style:style>
    <style:style style:name="T13" style:family="text">
      <style:text-properties style:text-position="super 58%" style:font-name="Open Sans Light" fo:font-size="12pt" fo:language="en" fo:country="US" style:font-size-asian="12pt" style:font-size-complex="12pt"/>
    </style:style>
    <style:style style:name="T14" style:family="text">
      <style:text-properties fo:color="#000000" style:font-name="Times New Roman" fo:font-size="12pt" fo:language="en" fo:country="US" style:font-size-asian="12pt" style:font-size-complex="12pt"/>
    </style:style>
    <style:style style:name="T15" style:family="text">
      <style:text-properties fo:color="#000000" fo:font-size="12pt" fo:language="en" fo:country="US" style:font-size-asian="12pt" style:font-size-complex="12pt"/>
    </style:style>
    <style:style style:name="T16" style:family="text">
      <style:text-properties fo:color="#000000" style:font-name="Open Sans Light" fo:font-size="12pt" fo:language="en" fo:country="US" style:font-size-asian="12pt" style:font-size-complex="12pt"/>
    </style:style>
    <style:style style:name="T17" style:family="text">
      <style:text-properties fo:font-variant="normal" fo:text-transform="none" fo:color="#000000" style:font-name="Times New Roman" fo:font-size="12pt" fo:letter-spacing="normal" fo:language="en" fo:country="US" style:font-size-asian="12pt" style:font-size-complex="12pt"/>
    </style:style>
    <style:style style:name="T18" style:family="text">
      <style:text-properties fo:font-variant="normal" fo:text-transform="none" fo:color="#000000" style:text-position="super 58%" style:font-name="Times New Roman" fo:font-size="12pt" fo:letter-spacing="normal" fo:language="en" fo:country="US" style:font-size-asian="12pt" style:font-size-complex="12pt"/>
    </style:style>
    <style:style style:name="T19" style:family="text">
      <style:text-properties fo:font-variant="normal" fo:text-transform="none" fo:color="#000000" style:text-position="super 58%" fo:font-size="12pt" fo:letter-spacing="normal" fo:language="en" fo:country="US" style:font-size-asian="12pt" style:font-size-complex="12pt"/>
    </style:style>
    <style:style style:name="T20" style:family="text">
      <style:text-properties fo:font-variant="normal" fo:text-transform="none" fo:color="#000000" style:text-position="super 58%" style:font-name="Open Sans Light" fo:font-size="12pt" fo:letter-spacing="normal" fo:language="en" fo:country="US" style:font-size-asian="12pt" style:font-size-complex="12pt"/>
    </style:style>
    <style:style style:name="T21" style:family="text">
      <style:text-properties fo:font-variant="normal" fo:text-transform="none" fo:color="#000000" fo:letter-spacing="normal" fo:language="en" fo:country="US"/>
    </style:style>
    <style:style style:name="T22" style:family="text">
      <style:text-properties fo:font-variant="normal" fo:text-transform="none" fo:color="#000000" fo:letter-spacing="normal" fo:language="en" fo:country="US" officeooo:rsid="011691f9"/>
    </style:style>
    <style:style style:name="T23" style:family="text">
      <style:text-properties fo:font-variant="normal" fo:text-transform="none" fo:color="#000000" fo:font-size="12pt" fo:letter-spacing="normal" fo:language="en" fo:country="US" style:font-size-asian="12pt" style:font-size-complex="12pt"/>
    </style:style>
    <style:style style:name="T24" style:family="text">
      <style:text-properties fo:font-variant="normal" fo:text-transform="none" fo:color="#000000" style:font-name="Open Sans Light" fo:font-size="12pt" fo:letter-spacing="normal" fo:language="en" fo:country="US" style:font-size-asian="12pt" style:font-size-complex="12pt"/>
    </style:style>
    <style:style style:name="T25" style:family="text">
      <style:text-properties fo:font-variant="normal" fo:text-transform="none" fo:color="#222222" fo:letter-spacing="normal" fo:font-style="normal" fo:font-weight="normal"/>
    </style:style>
    <style:style style:name="T26" style:family="text">
      <style:text-properties fo:font-variant="normal" fo:text-transform="none" fo:color="#222222" fo:letter-spacing="normal" fo:font-style="normal" fo:font-weight="normal" style:font-weight-asian="normal" style:font-weight-complex="normal"/>
    </style:style>
    <style:style style:name="T27" style:family="text">
      <style:text-properties fo:font-variant="normal" fo:text-transform="none" fo:color="#222222" fo:letter-spacing="normal" fo:font-style="normal" fo:font-weight="bold" style:font-weight-asian="bold" style:font-weight-complex="bold"/>
    </style:style>
    <style:style style:name="T28" style:family="text">
      <style:text-properties fo:font-variant="normal" fo:text-transform="none" fo:color="#222222" style:font-name="Open Sans Light" fo:letter-spacing="normal" fo:font-style="normal" fo:font-weight="normal" style:font-weight-asian="normal" style:font-weight-complex="normal"/>
    </style:style>
    <style:style style:name="T29" style:family="text">
      <style:text-properties fo:font-variant="normal" fo:text-transform="none" fo:color="#222222" style:font-name="Open Sans Light" fo:letter-spacing="normal" fo:font-style="normal" fo:font-weight="normal" officeooo:rsid="011691f9" style:font-weight-asian="normal" style:font-weight-complex="normal"/>
    </style:style>
    <style:style style:name="T30" style:family="text">
      <style:text-properties fo:font-size="12pt" fo:language="en" fo:country="US" style:font-size-asian="12pt" style:font-size-complex="12pt"/>
    </style:style>
    <style:style style:name="T31" style:family="text">
      <style:text-properties style:font-name="Open Sans Light"/>
    </style:style>
    <style:style style:name="T32" style:family="text">
      <style:text-properties style:font-name="Open Sans Light" fo:font-size="12pt" fo:language="en" fo:country="US" style:font-size-asian="12pt" style:font-size-complex="12pt"/>
    </style:style>
    <style:style style:name="T33" style:family="text">
      <style:text-properties style:font-name="Open Sans Light" fo:font-size="12pt" fo:language="en" fo:country="US" officeooo:rsid="011691f9" style:font-size-asian="12pt" style:font-size-complex="12pt"/>
    </style:style>
    <style:style style:name="fr1" style:family="graphic" style:parent-style-name="Frame">
      <style:graphic-properties fo:margin-left="0in" fo:margin-right="0in" style:vertical-pos="bottom" style:vertical-rel="page-content" style:horizontal-pos="center" style:horizontal-rel="paragraph" fo:background-color="#dddddd" style:background-transparency="0%" draw:fill="solid" draw:fill-color="#dddddd" draw:opacity="100%" draw:fill-image-width="0in" draw:fill-image-height="0in" fo:padding="0in" fo:border="none" style:shadow="none" draw:shadow-opacity="100%" loext:rel-width-rel="page" loext:rel-height-rel="page">
        <style:columns fo:column-count="1" fo:column-gap="0in"/>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5">Esena ALIRAJ, </text:span>D<text:span text:style-name="T5">avid SOUTHWICK</text:span></text:p>
      <text:p text:style-name="P4"><text:span text:style-name="T6">Département </text:span><text:span text:style-name="T2">I</text:span><text:span text:style-name="T3">nformatique - CUI</text:span></text:p>
      <text:p text:style-name="P2"/>
      <text:p text:style-name="P2"/>
      <text:p text:style-name="P2"/>
      <text:p text:style-name="P3">TP - Enriched Trails</text:p>
      <text:p text:style-name="P5">UNIGE - CUI</text:p>
      <text:p text:style-name="P6"><draw:frame draw:style-name="fr1" draw:name="Cadre1" text:anchor-type="paragraph" svg:width="8.2681in" style:rel-width="100%" svg:height="0.5846in" style:rel-height="5%" draw:z-index="0"><draw:text-box><text:p text:style-name="Frame_20_contents"/></draw:text-box></draw:frame></text:p>
      <text:h text:style-name="P14" text:outline-level="1">Table of Contents</text:h>
      <text:p text:style-name="P7"/>
      <text:list xml:id="list3493730553" text:style-name="L1">
        <text:list-item>
          <text:p text:style-name="P16">Introduction</text:p>
        </text:list-item>
        <text:list-item>
          <text:p text:style-name="P17">Description of Schema</text:p>
        </text:list-item>
        <text:list-item>
          <text:p text:style-name="P17">Mapping of data sources into RDF Graph</text:p>
        </text:list-item>
        <text:list-item>
          <text:p text:style-name="P17">Routine of Application</text:p>
        </text:list-item>
      </text:list>
      <text:p text:style-name="P8"/>
      <text:h text:style-name="P13" text:outline-level="1">Introduction</text:h>
      <text:p text:style-name="Text_20_body">1. Defined the RDFS schema of our graph.</text:p>
      <text:p text:style-name="Text_20_body"/>
      <text:p text:style-name="Text_20_body">2. Python scripts to transform the GPX and OSM data (in XML) into</text:p>
      <text:p text:style-name="Text_20_body">RDF triples : --covert.py and --seb.py(should be changed the name).</text:p>
      <text:p text:style-name="Text_20_body"/>
      <text:p text:style-name="Text_20_body">3. Uploaded the schema and data into a triple store called --graph.ttl</text:p>
      <text:p text:style-name="Text_20_body"/>
      <text:p text:style-name="Text_20_body">4. Python script to queries our graph and the dbpedia graph to produce</text:p>
      <text:p text:style-name="Text_20_body">the tourist information guide for each GPX track. --call_graphdb_download_rdf.py</text:p>
      <text:h text:style-name="P13" text:outline-level="1">Description of Schema</text:h>
      <text:p text:style-name="Text_20_body">There are 3 different schemas for the project. </text:p>
      <text:p text:style-name="Text_20_body">The first bases on the Ontology of Place from Dbpedia. Have taken in consideration the class Place with some of subClassesOf which are in tourist's interest as: Historic Place, Monument, Parc, Wine Region, World Heritage etc. Her range as : endPoint, closeTo, location, touristicSite,land etc. Properties such as: address, event, opening hours, name, geo coordinates which are our most required data for this project. Obviously could not retrive all the properties in the schema because of the complexity.</text:p>
      <text:p text:style-name="P20"><text:span text:style-name="T32">The 2</text:span><text:span text:style-name="T13">nd</text:span><text:span text:style-name="T32"> schema is based on Geo Co</text:span><text:span text:style-name="T33">o</text:span><text:span text:style-name="T32">rdinates from </text:span><text:a xlink:type="simple" xlink:href="https://www.w3.org/2003/01/geo/#overview" text:style-name="Internet_20_link" text:visited-style-name="Visited_20_Internet_20_Link"><text:span text:style-name="T31">https://www.w3.org/2003/01/geo/#overview</text:span></text:a><text:span text:style-name="T16">.</text:span></text:p>
      <text:p text:style-name="Text_20_body">Is a basic RDF vocabolary that provides the Semantic Web community with a namespace for representing latitude, longitude and other information about spatially-located things.</text:p>
      <text:p text:style-name="Text_20_body"/>
      <text:p text:style-name="P20"><text:soft-page-break/><text:span text:style-name="T24">The 3</text:span><text:span text:style-name="T20">rd</text:span><text:span text:style-name="T24"> schema is based on <text:s/>GPS format given by </text:span><text:a xlink:type="simple" xlink:href="https://en.wikipedia.org/wiki/GPS_Exchange_Format" text:style-name="Internet_20_link" text:visited-style-name="Visited_20_Internet_20_Link"><text:span text:style-name="T31">https://en.wikipedia.org/wiki/GPS_Exchange_Format</text:span></text:a><text:span text:style-name="T24">. Starting from geo coordinates, we have -waypoints(individual points), </text:span></text:p>
      <text:p text:style-name="Text_20_body">-route or way (ordered list of waypoints) </text:p>
      <text:p text:style-name="Text_20_body"><text:span text:style-name="T21">-track made of segments</text:span><text:span text:style-name="T22"> containing waypoints, that is, an ordered list of points describing a path.</text:span></text:p>
      <text:h text:style-name="P13" text:outline-level="1">Mapping of data sources into RDF Graph</text:h>
      <text:p text:style-name="P9">Data sources for this project were provided in XML-formatted GPX raw data describing GPS tracks formatted in latitude, lo<text:span text:style-name="T7">n</text:span>gitude, elevation, and time quadruple nodes. These node points were translated directly into RDF Blank nodes (Bnodes) with traits of latitude, longitude, ele<text:span text:style-name="T9">v</text:span>ation, and time literals, as described in the W3C standard for geo points. </text:p>
      <text:p text:style-name="P10">Additionally, GPX sources describe sparse ‘Waypoints’ which we chose to translate and store in the same manner as track points, (lat,long,elevation) and one additional trait of ‘name’.</text:p>
      <text:p text:style-name="P10">To find the relevant area to extract information from Open Street Map (OSM), we create a bounding box with longitude-min, latitude-min, longitud<text:span text:style-name="T9">e</text:span>-max, and latitude-max values retri<text:span text:style-name="T9">e</text:span>ved the GPX track source. Using these values, we query the OSM api <text:span text:style-name="T9">for all nodes contained within the bounding box, and using RDFlib, we create new RDF triples describing the returned nodes.</text:span></text:p>
      <text:p text:style-name="P11">The tools used to realize these steps were python3 script and the following python3 libraries: </text:p>
      <text:list xml:id="list4005526908" text:style-name="L2">
        <text:list-item>
          <text:p text:style-name="P18">RDFlib - for creating and exporting RDF data</text:p>
        </text:list-item>
        <text:list-item>
          <text:p text:style-name="P18">gpxpy – parsing GPX files as python objects</text:p>
        </text:list-item>
        <text:list-item>
          <text:p text:style-name="P18">overpy – Overpass api requests to Open Street Map</text:p>
        </text:list-item>
      </text:list>
      <text:h text:style-name="P13" text:outline-level="1">Routine of Application</text:h>
      <text:p text:style-name="P12"><text:span text:style-name="T8">The main routine of our application is executed in two steps. First, the raw GPX sources are read and the corresponding areas are queried in OSM. The results of this step are stored in RDF triple-store turtle files. </text:span></text:p>
      <text:p text:style-name="P19"/>
      <text:p text:style-name="P19">The second step of the application is querying these RDF triples from graphDB using SPARQL queries, and displaying the resulting triples. </text:p>
      <text:p text:style-name="P1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MRoman10-Regular" svg:font-family="LMRoman10-Regular"/>
    <style:font-face style:name="Mangal1" svg:font-family="Mangal"/>
    <style:font-face style:name="Open Sans Light" svg:font-family="'Open Sans Light'" style:font-family-generic="swiss"/>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2" svg:font-family="'Open Sans Light'" style:font-adornments="Gras" style:font-family-generic="swiss" style:font-pitch="variable"/>
    <style:font-face style:name="Open Sans Light1"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 svg:font-family="'Segoe UI Light'" style:font-family-generic="swiss" style:font-pitch="variable"/>
    <style:font-face style:name="Segoe UI Light1" svg:font-family="'Segoe UI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beration Serif" fo:font-family="'Liberation Serif'" style:font-style-name="Normal" style:font-family-generic="roman"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fo:line-height="120%" fo:text-align="justify" style:justify-single-word="false" style:page-number="auto"/>
      <style:text-properties style:font-name="Open Sans Light1" fo:font-family="'Open Sans Light'" style:font-style-name="Maigre" style:font-family-generic="swiss" style:font-pitch="variable" fo:font-size="11.5pt" fo:font-weight="250"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_20_Title" style:display-name="Document Title" style:family="paragraph" style:parent-style-name="Standard" style:class="text">
      <style:text-properties style:font-name="Open Sans Extrabold" fo:font-family="'Open Sans Extrabold'" style:font-style-name="Extrabold" style:font-family-generic="swiss" style:font-pitch="variable" fo:font-size="22pt" fo:font-weight="800" style:font-size-asian="10.5pt" style:font-weight-asian="bold" style:font-weight-complex="bold"/>
    </style:style>
    <style:style style:name="Document_20_sub-title" style:display-name="Document sub-title" style:family="paragraph" style:parent-style-name="Document_20_Title" style:class="text">
      <style:paragraph-properties fo:margin-top="0.1181in" fo:margin-bottom="0in" loext:contextual-spacing="false"/>
      <style:text-properties fo:color="#4c4c4c" style:font-name="Open Sans Light2" fo:font-family="'Open Sans Light'" style:font-style-name="Gras" style:font-family-generic="swiss" style:font-pitch="variable" fo:font-size="14pt" fo:font-style="italic" fo:font-weight="250" style:font-size-asian="12pt" style:font-style-asian="normal" style:font-weight-asian="bold" style:font-size-complex="12pt" style:font-style-complex="normal"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Heading_20_1" style:display-name="Heading 1" style:family="paragraph" style:parent-style-name="Heading" style:next-style-name="Text_20_body" style:default-outline-level="1" style:class="text">
      <style:text-properties fo:color="#4c4c4c" style:font-name="Open Sans Semibold" fo:font-family="'Open Sans Semibold'" style:font-style-name="Semibold" style:font-family-generic="swiss" style:font-pitch="variable" fo:font-size="105%" fo:font-weight="600"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color="#666666" style:font-name="Segoe UI Light1" fo:font-family="'Segoe UI Light'" style:font-style-name="Standard" style:font-family-generic="swiss" style:font-pitch="variable" fo:font-size="12pt" fo:font-weight="250"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5.9055in" style:type="right" style:leader-style="dotted" style:leader-text="."/>
        </style:tab-stops>
      </style:paragraph-properties>
      <style:text-properties style:font-name="Open Sans Light1" fo:font-family="'Open Sans Light'" style:font-style-name="Maigre" style:font-family-generic="swiss" style:font-pitch="variable" fo:font-size="11pt" fo:font-weight="250"/>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fo:font-size="9pt" style:font-size-asian="10pt" style:font-size-complex="10pt"/>
    </style:style>
    <style:style style:name="User_20_Index_20_1" style:display-name="User Index 1" style:family="paragraph" style:parent-style-name="Index" style:class="index">
      <style:paragraph-properties fo:margin-left="0in" fo:margin-right="0in" fo:margin-top="0in" fo:margin-bottom="0in" loext:contextual-spacing="false" fo:text-indent="0in" style:auto-text-indent="false">
        <style:tab-stops>
          <style:tab-stop style:position="5.9055in" style:type="right" style:leader-style="dotted" style:leader-text="."/>
        </style:tab-stops>
      </style:paragraph-properties>
      <style:text-properties style:font-name="Segoe UI Light1" fo:font-family="'Segoe UI Light'" style:font-style-name="Standard" style:font-family-generic="swiss" style:font-pitch="variable" fo:font-weight="250"/>
    </style:style>
    <style:style style:name="Author_20_address" style:display-name="Author address" style:family="paragraph" style:parent-style-name="Standard" style:class="text">
      <style:text-properties style:font-name="Open Sans Light1" fo:font-family="'Open Sans Light'" style:font-style-name="Maigre" style:font-family-generic="swiss" style:font-pitch="variable" fo:font-size="10pt" fo:font-weight="250" style:font-size-asian="10.5pt" style:font-weight-asian="bold" style:font-weight-complex="bold"/>
    </style:style>
    <style:style style:name="Author_20_name" style:display-name="Author name" style:family="paragraph" style:parent-style-name="Standard" style:class="text">
      <style:paragraph-properties fo:padding="0.0291in" fo:border-left="none" fo:border-right="none" fo:border-top="none" fo:border-bottom="0.99pt solid #000000" style:join-border="false"/>
      <style:text-properties style:font-name="Segoe UI Light" fo:font-family="'Segoe UI Light'" style:font-family-generic="swiss" style:font-pitch="variable"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2992in" fo:margin-right="0in" fo:margin-top="0in" fo:margin-bottom="0.0783in" loext:contextual-spacing="false" fo:text-indent="-0.2598in" style:auto-text-indent="false" style:page-number="auto">
        <style:tab-stops/>
      </style:paragraph-properties>
      <style:text-properties fo:color="#4c4c4c" style:font-name="Open Sans Semibold" fo:font-family="'Open Sans Semibold'" style:font-style-name="Semibold" style:font-family-generic="swiss" style:font-pitch="variable" fo:font-size="13pt" fo:font-style="normal"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2992in" fo:margin-right="0in" fo:margin-top="0in" fo:margin-bottom="0.0783in" loext:contextual-spacing="false" fo:text-indent="-0.252in" style:auto-text-indent="false" style:page-number="auto">
        <style:tab-stops/>
      </style:paragraph-properties>
      <style:text-properties fo:color="#4c4c4c" style:font-name="Open Sans Semibold" fo:font-family="'Open Sans Semibold'" style:font-style-name="Semibold" style:font-family-generic="swiss" style:font-pitch="variable" fo:font-size="12pt" fo:font-weight="600"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text-properties style:font-name="Open Sans Light1" fo:font-family="'Open Sans Light'" style:font-style-name="Maigre" style:font-family-generic="swiss" style:font-pitch="variable" fo:font-size="10pt" fo:font-weight="250" style:font-size-asian="10.5pt"/>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5.7091in" style:type="right" style:leader-style="dotted" style:leader-text="."/>
        </style:tab-stops>
      </style:paragraph-properties>
      <style:text-properties style:font-name="Open Sans Light1" fo:font-family="'Open Sans Light'" style:font-style-name="Maigre" style:font-family-generic="swiss" style:font-pitch="variable" fo:font-size="10.5pt" fo:font-weight="250"/>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5.5126in" style:type="right" style:leader-style="dotted" style:leader-text="."/>
        </style:tab-stops>
      </style:paragraph-properties>
      <style:text-properties style:font-name="Open Sans Light1" fo:font-family="'Open Sans Light'" style:font-style-name="Maigre" style:font-family-generic="swiss" style:font-pitch="variable" fo:font-size="10pt" fo:font-weight="25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fr" fo:country="FR"/>
    </style:style>
    <style:style style:name="MT1" style:family="text">
      <style:text-properties style:font-name="Open Sans Light1" fo:font-size="10pt" fo:language="fr" fo:country="FR" fo:font-weight="250" officeooo:rsid="0108eb8a" style:font-size-asian="10.5pt"/>
    </style:style>
    <style:style style:name="MT2" style:family="text">
      <style:text-properties fo:language="fr" fo:country="FR"/>
    </style:style>
    <style:page-layout style:name="Mpm1">
      <style:page-layout-properties fo:page-width="8.2681in" fo:page-height="11.6929in" style:num-format="1" style:print-orientation="portrait" fo:margin-top="0.7083in" fo:margin-bottom="0.7083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1811in" fo:margin-bottom="1.1811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P1 - Enriched Trails</text:span><text:span text:style-name="MT2"><text:tab/><text:tab/></text:span></text:p>
      </style:header>
      <style:footer>
        <text:p text:style-name="MP1"><text:page-number text:select-page="current">3</text:page-number></text:p>
      </style:footer>
    </style:master-page>
    <style:master-page style:name="HTML" style:page-layout-name="Mpm2"/>
    <style:master-page style:name="First_20_Page" style:display-name="First Page" style:page-layout-name="Mpm3" style:next-style-name="Standard"/>
    <style:master-page style:name="Index"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11T14:43:25.028492051</meta:creation-date>
    <dc:title>TP OptoÉlectronique</dc:title>
    <meta:editing-duration>P0D</meta:editing-duration>
    <meta:editing-cycles>1</meta:editing-cycles>
    <meta:generator>LibreOffice/6.3.3.2.0$Linux_X86_64 LibreOffice_project/30$Build-2</meta:generator>
    <meta:document-statistic meta:table-count="0" meta:image-count="0" meta:object-count="0" meta:page-count="3" meta:paragraph-count="37" meta:word-count="524" meta:character-count="3346" meta:non-whitespace-character-count="2848"/>
  </office:meta>
</office:document-meta>
</file>